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5"/>LOGIC BUILDING ASSIGNMENT 3</text:span></text:p>
      <text:p text:style-name="P1"><text:span text:style-name="T2">Q1. Implement Singly linked list in java</text:span></text:p>
      <text:p text:style-name="P1"><text:span text:style-name="T3">class Linkedlist{</text:span></text:p>
      <text:p text:style-name="P1"><text:span text:style-name="T3"><text:s/>Node head;</text:span></text:p>
      <text:p text:style-name="P1"><text:span text:style-name="T3">static class Node{</text:span></text:p>
      <text:p text:style-name="P1"><text:span text:style-name="T3">int data;</text:span></text:p>
      <text:p text:style-name="P1"><text:span text:style-name="T3">Node next;</text:span></text:p>
      <text:p text:style-name="P1"><text:span text:style-name="T3">Node(int d)</text:span></text:p>
      <text:p text:style-name="P1"><text:span text:style-name="T3">{</text:span></text:p>
      <text:p text:style-name="P1"><text:span text:style-name="T3"><text:s/>data=d;</text:span></text:p>
      <text:p text:style-name="P1"><text:span text:style-name="T3">next=null;</text:span></text:p>
      <text:p text:style-name="P1"><text:span text:style-name="T3">}</text:span></text:p>
      <text:p text:style-name="P1"><text:span text:style-name="T3">}</text:span></text:p>
      <text:p text:style-name="P1"><text:span text:style-name="T3">void display()</text:span></text:p>
      <text:p text:style-name="P1"><text:span text:style-name="T3">{</text:span></text:p>
      <text:p text:style-name="P1"><text:span text:style-name="T3">Node n = head;</text:span></text:p>
      <text:p text:style-name="P1"><text:span text:style-name="T3">while(n!= null)</text:span></text:p>
      <text:p text:style-name="P1"><text:span text:style-name="T3">{</text:span></text:p>
      <text:p text:style-name="P1"><text:span text:style-name="T3"><text:s/>System.out.print(n.data+ "---&gt; ");</text:span></text:p>
      <text:p text:style-name="P1"><text:span text:style-name="T3"><text:s/>n=n.next;</text:span></text:p>
      <text:p text:style-name="P1"><text:span text:style-name="T3">}</text:span></text:p>
      <text:p text:style-name="P1"><text:span text:style-name="T3">}</text:span></text:p>
      <text:p text:style-name="P1"><text:span text:style-name="T3">void insert(int new_data)</text:span></text:p>
      <text:p text:style-name="P1"><text:span text:style-name="T3">{</text:span></text:p>
      <text:p text:style-name="P1"><text:span text:style-name="T3"><text:s/>Node new_node = new Node(new_data);</text:span></text:p>
      <text:p text:style-name="P1"><text:span text:style-name="T3">new_node.next = head;</text:span></text:p>
      <text:p text:style-name="P1"><text:span text:style-name="T3">head = new_node;</text:span></text:p>
      <text:p text:style-name="P1"><text:span text:style-name="T3">}</text:span></text:p>
      <text:p text:style-name="P1"><text:span text:style-name="T3">void append(int new_data)</text:span></text:p>
      <text:p text:style-name="P1"><text:span text:style-name="T3">{</text:span></text:p>
      <text:p text:style-name="P1"><text:span text:style-name="T3">Node new_node = new Node(new_data);</text:span></text:p>
      <text:p text:style-name="P1"><text:span text:style-name="T3">if(head == null)</text:span></text:p>
      <text:p text:style-name="P1"><text:span text:style-name="T3">{</text:span></text:p>
      <text:p text:style-name="P1"><text:span text:style-name="T3">head = new_node;</text:span></text:p>
      <text:p text:style-name="P1"><text:span text:style-name="T3">return;</text:span></text:p>
      <text:p text:style-name="P1"><text:span text:style-name="T3">}</text:span></text:p>
      <text:p text:style-name="P1"><text:span text:style-name="T3">new_node.next = null;</text:span></text:p>
      <text:p text:style-name="P1"><text:span text:style-name="T3">Node last = head;</text:span></text:p>
      <text:p text:style-name="P1"><text:span text:style-name="T3">while(last.next != null)</text:span></text:p>
      <text:p text:style-name="P1"><text:span text:style-name="T3">{</text:span></text:p>
      <text:p text:style-name="P1"><text:span text:style-name="T3">last = last.next;</text:span></text:p>
      <text:p text:style-name="P1"><text:span text:style-name="T3">}</text:span></text:p>
      <text:p text:style-name="P1"><text:span text:style-name="T3">last.next = new_node;</text:span></text:p>
      <text:p text:style-name="P1"><text:span text:style-name="T3">return;</text:span></text:p>
      <text:p text:style-name="P1"><text:span text:style-name="T3">}</text:span></text:p>
      <text:p text:style-name="P1"><text:span text:style-name="T4"/></text:p>
      <text:p text:style-name="P1"><text:span text:style-name="T5">void insertAfter(Node prev_node,int new_data)</text:span></text:p>
      <text:p text:style-name="P1"><text:span text:style-name="T5">{</text:span></text:p>
      <text:p text:style-name="P1"><text:span text:style-name="T5"><text:tab/><text:tab/>if(prev_node == null)</text:span></text:p>
      <text:p text:style-name="P1"><text:span text:style-name="T5"><text:tab/>{</text:span></text:p>
      <text:p text:style-name="P1"><text:span text:style-name="T5"><text:tab/><text:tab/>System.out.println("Empty list !!!");</text:span></text:p>
      <text:p text:style-name="P1"><text:span text:style-name="T5"><text:tab/><text:tab/>return;</text:span></text:p>
      <text:p text:style-name="P1"><text:span text:style-name="T5"><text:tab/>}</text:span></text:p>
      <text:p text:style-name="P1"><text:span text:style-name="T5"><text:s text:c="9"/>Node new_node = new Node(new_data);</text:span></text:p>
      <text:p text:style-name="P1"><text:span text:style-name="T5"><text:tab/>new_node.next = prev_node.next;</text:span></text:p>
      <text:p text:style-name="P1"><text:span text:style-name="T5"><text:tab/>prev_node.next = new_node;</text:span></text:p>
      <text:p text:style-name="P1"><text:span text:style-name="T5">}</text:span></text:p>
      <text:p text:style-name="P1"><text:span text:style-name="T5">public static void main(String args[]){</text:span></text:p>
      <text:p text:style-name="P1"><text:span text:style-name="T5">Linkedlist L1 = new Linkedlist();</text:span></text:p>
      <text:p text:style-name="P1"><text:span text:style-name="T5">L1.head = new Node(9);</text:span></text:p>
      <text:p text:style-name="P1"><text:span text:style-name="T5">L1.display();</text:span></text:p>
      <text:p text:style-name="P1"><text:span text:style-name="T5">L1.insert(7);</text:span></text:p>
      <text:p text:style-name="P1"><text:span text:style-name="T5">System.out.println();</text:span></text:p>
      <text:p text:style-name="P1"><text:span text:style-name="T5">L1.display();</text:span></text:p>
      <text:p text:style-name="P1"><text:span text:style-name="T5">L1.insert(5);</text:span></text:p>
      <text:p text:style-name="P1"><text:span text:style-name="T5">System.out.println();</text:span></text:p>
      <text:p text:style-name="P1"><text:span text:style-name="T5">L1.display();</text:span></text:p>
      <text:p text:style-name="P1"><text:span text:style-name="T5">L1.insert(10);</text:span></text:p>
      <text:p text:style-name="P1"><text:span text:style-name="T5">System.out.println();</text:span></text:p>
      <text:p text:style-name="P1"><text:span text:style-name="T5">L1.insert(15);</text:span></text:p>
      <text:p text:style-name="P1"><text:span text:style-name="T5">System.out.println();</text:span></text:p>
      <text:p text:style-name="P1"><text:span text:style-name="T5">L1.display();</text:span></text:p>
      <text:p text:style-name="P1"><text:span text:style-name="T5">L1.append(23);</text:span></text:p>
      <text:p text:style-name="P1"><text:span text:style-name="T5">System.out.println();</text:span></text:p>
      <text:p text:style-name="P1"><text:span text:style-name="T5">L1.display();</text:span></text:p>
      <text:p text:style-name="P1"><text:span text:style-name="T5">}</text:span></text:p>
      <text:p text:style-name="P1"><text:span text:style-name="T5">}</text:span></text:p>
      <text:p text:style-name="P1"><text:span text:style-name="T5"/></text:p>
      <text:p text:style-name="P1"><text:span text:style-name="T5">OUTPUT:-</text:span></text:p>
      <text:p text:style-name="P1"><text:span text:style-name="T5">9---&gt; </text:span></text:p>
      <text:p text:style-name="P1"><text:span text:style-name="T5">7---&gt; 9---&gt; </text:span></text:p>
      <text:p text:style-name="P1"><text:span text:style-name="T5">5---&gt; 7---&gt; 9---&gt; </text:span></text:p>
      <text:p text:style-name="P1"><text:span text:style-name="T5">10---&gt; 5---&gt; 7---&gt; 9---&gt; </text:span></text:p>
      <text:p text:style-name="P1"><text:span text:style-name="T5">15---&gt; 10---&gt; 5---&gt; 7---&gt; 9---&gt; </text:span></text:p>
      <text:p text:style-name="P1"><text:span text:style-name="T5">15---&gt; 10---&gt; 5---&gt; 7---&gt; 9---&gt; 23---&gt; </text:span></text:p>
      <text:p text:style-name="P1"><text:span text:style-name="T6">Q2 .Implement Doubly linked list in java</text:span></text:p>
      <text:p text:style-name="P1"><text:span text:style-name="T7">class DLL{</text:span></text:p>
      <text:p text:style-name="P1"><text:span text:style-name="T7"><text:s text:c="2"/>Node head;</text:span></text:p>
      <text:p text:style-name="P1"><text:span text:style-name="T7">static class Node{</text:span></text:p>
      <text:p text:style-name="P1"><text:span text:style-name="T7">int data;</text:span></text:p>
      <text:p text:style-name="P1"><text:span text:style-name="T7">Node prev;</text:span></text:p>
      <text:p text:style-name="P1"><text:span text:style-name="T7">Node next;</text:span></text:p>
      <text:p text:style-name="P1"><text:span text:style-name="T7">Node(int d)</text:span></text:p>
      <text:p text:style-name="P1"><text:span text:style-name="T7">{</text:span></text:p>
      <text:p text:style-name="P1"><text:span text:style-name="T7"><text:s text:c="2"/>data = d;</text:span></text:p>
      <text:p text:style-name="P1"><text:span text:style-name="T7">next = null;</text:span></text:p>
      <text:p text:style-name="P1"><text:span text:style-name="T7">prev = null;</text:span></text:p>
      <text:p text:style-name="P1"><text:span text:style-name="T7"><text:tab/>}</text:span></text:p>
      <text:p text:style-name="P1"><text:span text:style-name="T7"><text:tab/>}</text:span></text:p>
      <text:p text:style-name="P1"><text:span text:style-name="T7"><text:tab/></text:span></text:p>
      <text:p text:style-name="P1"><text:span text:style-name="T7"><text:tab/>void insert(int new_data)</text:span></text:p>
      <text:p text:style-name="P1"><text:span text:style-name="T7"><text:tab/>{</text:span></text:p>
      <text:p text:style-name="P1"><text:span text:style-name="T7"><text:tab/><text:tab/>Node new_node = new Node(new_data);</text:span></text:p>
      <text:p text:style-name="P1"><text:span text:style-name="T7"><text:tab/><text:tab/>new_node.next = head;</text:span></text:p>
      <text:p text:style-name="P1"><text:span text:style-name="T7"><text:tab/><text:tab/>new_node.prev = null;</text:span></text:p>
      <text:p text:style-name="P1"><text:span text:style-name="T7"><text:tab/><text:tab/>if( head != null)</text:span></text:p>
      <text:p text:style-name="P1"><text:span text:style-name="T7"><text:tab/><text:tab/><text:tab/>head.prev = new_node;</text:span></text:p>
      <text:p text:style-name="P1"><text:span text:style-name="T7"><text:tab/><text:tab/>head = new_node;</text:span></text:p>
      <text:p text:style-name="P1"><text:span text:style-name="T7"><text:tab/>}</text:span></text:p>
      <text:p text:style-name="P1"><text:span text:style-name="T7"><text:tab/>void insertAfter(Node prev, int new_data)</text:span></text:p>
      <text:p text:style-name="P1"><text:span text:style-name="T7"><text:tab/>{ </text:span></text:p>
      <text:p text:style-name="P1"><text:span text:style-name="T7"><text:s text:c="17"/>if(prev == null)</text:span></text:p>
      <text:p text:style-name="P1"><text:span text:style-name="T7"><text:s text:c="20"/>return;</text:span></text:p>
      <text:p text:style-name="P1"><text:span text:style-name="T7"><text:tab/><text:tab/>Node new_node = new Node(new_data);</text:span></text:p>
      <text:p text:style-name="P1"><text:span text:style-name="T7"><text:tab/><text:tab/>new_node.next = prev.next;</text:span></text:p>
      <text:p text:style-name="P1"><text:span text:style-name="T7"><text:tab/><text:tab/>prev.next = new_node;</text:span></text:p>
      <text:p text:style-name="P1"><text:span text:style-name="T7"><text:tab/><text:tab/>new_node.prev = prev;</text:span></text:p>
      <text:p text:style-name="P1"><text:span text:style-name="T7"><text:tab/><text:tab/>Node p = new_node.next;</text:span></text:p>
      <text:p text:style-name="P1"><text:span text:style-name="T7"><text:tab/><text:tab/>p.prev = new_node;</text:span></text:p>
      <text:p text:style-name="P1"><text:span text:style-name="T7">}</text:span></text:p>
      <text:p text:style-name="P1"><text:span text:style-name="T7"><text:tab/>void display(Node n)</text:span></text:p>
      <text:p text:style-name="P1"><text:span text:style-name="T7"><text:tab/>{</text:span></text:p>
      <text:p text:style-name="P1"><text:span text:style-name="T7"><text:s text:c="16"/>Node p=null;</text:span></text:p>
      <text:p text:style-name="P1"><text:span text:style-name="T7"><text:tab/><text:s text:c="2"/>System.out.println("Forward printing:");</text:span></text:p>
      <text:p text:style-name="P1"><text:span text:style-name="T7"><text:tab/>while(n != null)</text:span></text:p>
      <text:p text:style-name="P1"><text:span text:style-name="T7"><text:tab/>{</text:span></text:p>
      <text:p text:style-name="P1"><text:span text:style-name="T7"><text:tab/><text:tab/><text:tab/>System.out.print(n.data+ " ");</text:span></text:p>
      <text:p text:style-name="P1"><text:span text:style-name="T7"><text:tab/><text:tab/><text:tab/>p=n;</text:span></text:p>
      <text:p text:style-name="P1"><text:span text:style-name="T7"><text:tab/><text:tab/><text:tab/>n=n.next;</text:span></text:p>
      <text:p text:style-name="P1"><text:span text:style-name="T7"><text:tab/><text:tab/><text:tab/></text:span></text:p>
      <text:p text:style-name="P1"><text:span text:style-name="T7"><text:tab/><text:tab/>}</text:span></text:p>
      <text:p text:style-name="P1"><text:span text:style-name="T7"><text:tab/><text:tab/>System.out.println("--------");</text:span></text:p>
      <text:p text:style-name="P1"><text:span text:style-name="T7"><text:tab/><text:tab/>System.out.println("Backward printing:");</text:span></text:p>
      <text:p text:style-name="P1"><text:span text:style-name="T7"><text:tab/><text:tab/>while(p != null)</text:span></text:p>
      <text:p text:style-name="P1"><text:span text:style-name="T7"><text:tab/><text:tab/>{</text:span></text:p>
      <text:p text:style-name="P1"><text:span text:style-name="T7"><text:tab/><text:tab/><text:tab/>System.out.print(p.data+ " ");</text:span></text:p>
      <text:p text:style-name="P1"><text:span text:style-name="T7"><text:tab/><text:tab/><text:tab/>p=p.prev;</text:span></text:p>
      <text:p text:style-name="P1"><text:span text:style-name="T7"><text:tab/><text:tab/>}</text:span></text:p>
      <text:p text:style-name="P1"><text:span text:style-name="T7"><text:tab/><text:tab/>}</text:span></text:p>
      <text:p text:style-name="P1"><text:span text:style-name="T7"><text:tab/>public static void main(String args[])</text:span></text:p>
      <text:p text:style-name="P1"><text:span text:style-name="T7"><text:tab/>{</text:span></text:p>
      <text:p text:style-name="P1"><text:span text:style-name="T7"><text:tab/><text:tab/>DLL d1 = new DLL();</text:span></text:p>
      <text:p text:style-name="P1"><text:span text:style-name="T7"><text:tab/><text:tab/>d1.insert(5);</text:span></text:p>
      <text:p text:style-name="P1"><text:span text:style-name="T7"><text:tab/><text:tab/>d1.insert(10);</text:span></text:p>
      <text:p text:style-name="P1"><text:span text:style-name="T7"><text:tab/><text:tab/>d1.insert(15);</text:span></text:p>
      <text:p text:style-name="P1"><text:span text:style-name="T7"><text:tab/><text:tab/>d1.display(d1.head);</text:span></text:p>
      <text:p text:style-name="P1"><text:span text:style-name="T7"><text:tab/><text:tab/>System.out.println();</text:span></text:p>
      <text:p text:style-name="P1"><text:span text:style-name="T7"><text:tab/><text:tab/>d1.insertAfter(d1.head, 7);</text:span></text:p>
      <text:p text:style-name="P1"><text:span text:style-name="T7"><text:tab/><text:tab/>d1.display(d1.head);</text:span></text:p>
      <text:p text:style-name="P1"><text:span text:style-name="T7"><text:tab/>}</text:span></text:p>
      <text:p text:style-name="P1"><text:span text:style-name="T7">}</text:span></text:p>
      <text:p text:style-name="P1"><text:span text:style-name="T7">OUTPUT:-</text:span></text:p>
      <text:p text:style-name="P1"><text:span text:style-name="T7">Forward printing:</text:span></text:p>
      <text:p text:style-name="P1"><text:span text:style-name="T7">15 10 5 </text:span></text:p>
      <text:p text:style-name="P1"><text:span text:style-name="T7">Backward printing:</text:span></text:p>
      <text:p text:style-name="P1"><text:span text:style-name="T7">5 10 15 </text:span></text:p>
      <text:p text:style-name="P1"><text:span text:style-name="T7">Forward printing:</text:span></text:p>
      <text:p text:style-name="P1"><text:span text:style-name="T7">15 7 10 5 </text:span></text:p>
      <text:p text:style-name="P1"><text:span text:style-name="T7"/></text:p>
      <text:p text:style-name="P1"><text:span text:style-name="T7">Backward printing:</text:span></text:p>
      <text:p text:style-name="P1"><text:span text:style-name="T7">5 10 7 15 </text:span></text:p>
      <text:p text:style-name="P1"><text:span text:style-name="T8"/></text:p>
      <text:p text:style-name="P1"><text:span text:style-name="T9">Q 3. How to reverse a linked list in java</text:span></text:p>
      <text:p text:style-name="P1"><text:span text:style-name="T10">class Node {</text:span></text:p>
      <text:p text:style-name="P1"><text:span text:style-name="T10"><text:s text:c="4"/>int data;</text:span></text:p>
      <text:p text:style-name="P1"><text:span text:style-name="T10"><text:s text:c="4"/>Node next;</text:span></text:p>
      <text:p text:style-name="P1"><text:span text:style-name="T10"/></text:p>
      <text:p text:style-name="P1"><text:span text:style-name="T10"><text:s text:c="4"/>public Node(int data) {</text:span></text:p>
      <text:p text:style-name="P1"><text:span text:style-name="T10"><text:s text:c="8"/>this.data = data;</text:span></text:p>
      <text:p text:style-name="P1"><text:span text:style-name="T10"><text:s text:c="8"/>this.next = null;</text:span></text:p>
      <text:p text:style-name="P1"><text:span text:style-name="T10"><text:s text:c="4"/>}</text:span></text:p>
      <text:p text:style-name="P1"><text:span text:style-name="T10">}</text:span></text:p>
      <text:p text:style-name="P1"><text:span text:style-name="T10"/></text:p>
      <text:p text:style-name="P1"><text:span text:style-name="T10">public class LinkedList {</text:span></text:p>
      <text:p text:style-name="P1"><text:span text:style-name="T10"><text:s text:c="4"/>Node head;</text:span></text:p>
      <text:p text:style-name="P1"><text:span text:style-name="T10"/></text:p>
      <text:p text:style-name="P1"><text:span text:style-name="T10"><text:s text:c="4"/>public LinkedList() {</text:span></text:p>
      <text:p text:style-name="P1"><text:span text:style-name="T10"><text:s text:c="8"/>this.head = null;</text:span></text:p>
      <text:p text:style-name="P1"><text:span text:style-name="T10"><text:s text:c="4"/>}</text:span></text:p>
      <text:p text:style-name="P1"><text:span text:style-name="T10"/></text:p>
      <text:p text:style-name="P1"><text:span text:style-name="T10"><text:s text:c="4"/>public void insert(int data) {</text:span></text:p>
      <text:p text:style-name="P1"><text:span text:style-name="T10"><text:s text:c="8"/>Node newNode = new Node(data);</text:span></text:p>
      <text:p text:style-name="P1"><text:span text:style-name="T10"><text:s text:c="8"/>if (head == null) {</text:span></text:p>
      <text:p text:style-name="P1"><text:span text:style-name="T10"><text:s text:c="12"/>head = newNode;</text:span></text:p>
      <text:p text:style-name="P1"><text:span text:style-name="T10"><text:s text:c="8"/>} else {</text:span></text:p>
      <text:p text:style-name="P1"><text:span text:style-name="T10"><text:s text:c="12"/>Node temp = head;</text:span></text:p>
      <text:p text:style-name="P1"><text:span text:style-name="T10"><text:s text:c="12"/>while (temp.next != null) {</text:span></text:p>
      <text:p text:style-name="P1"><text:span text:style-name="T10"><text:s text:c="16"/>temp = temp.next;</text:span></text:p>
      <text:p text:style-name="P1"><text:span text:style-name="T10"><text:s text:c="12"/>}</text:span></text:p>
      <text:p text:style-name="P1"><text:span text:style-name="T10"><text:s text:c="12"/>temp.next = newNode;</text:span></text:p>
      <text:p text:style-name="P1"><text:span text:style-name="T10"><text:s text:c="8"/>}</text:span></text:p>
      <text:p text:style-name="P1"><text:span text:style-name="T10"><text:s text:c="4"/>}</text:span></text:p>
      <text:p text:style-name="P1"><text:span text:style-name="T10"/></text:p>
      <text:p text:style-name="P1"><text:span text:style-name="T10"><text:s text:c="4"/>public void reverse() {</text:span></text:p>
      <text:p text:style-name="P1"><text:span text:style-name="T10"><text:s text:c="8"/>Node prev = null;</text:span></text:p>
      <text:p text:style-name="P1"><text:span text:style-name="T10"><text:s text:c="8"/>Node current = head;</text:span></text:p>
      <text:p text:style-name="P1"><text:span text:style-name="T10"><text:s text:c="8"/>Node nextNode;</text:span></text:p>
      <text:p text:style-name="P1"><text:span text:style-name="T10"/></text:p>
      <text:p text:style-name="P1"><text:span text:style-name="T10"><text:s text:c="8"/>while (current != null) {</text:span></text:p>
      <text:p text:style-name="P1"><text:span text:style-name="T10"><text:s text:c="12"/>nextNode = current.next;</text:span></text:p>
      <text:p text:style-name="P1"><text:span text:style-name="T10"><text:s text:c="12"/>current.next = prev;</text:span></text:p>
      <text:p text:style-name="P1"><text:span text:style-name="T10"><text:s text:c="12"/>prev = current;</text:span></text:p>
      <text:p text:style-name="P1"><text:span text:style-name="T10"><text:s text:c="12"/>current = nextNode;</text:span></text:p>
      <text:p text:style-name="P1"><text:span text:style-name="T10"><text:s text:c="8"/>}</text:span></text:p>
      <text:p text:style-name="P1"><text:span text:style-name="T10"/></text:p>
      <text:p text:style-name="P1"><text:span text:style-name="T10"><text:s text:c="8"/>head = prev; </text:span></text:p>
      <text:p text:style-name="P1"><text:span text:style-name="T10"><text:s text:c="4"/>}</text:span></text:p>
      <text:p text:style-name="P1"><text:span text:style-name="T10"/></text:p>
      <text:p text:style-name="P1"><text:span text:style-name="T10"><text:s text:c="4"/>public void printList() {</text:span></text:p>
      <text:p text:style-name="P1"><text:span text:style-name="T10"><text:s text:c="8"/>Node temp = head;</text:span></text:p>
      <text:p text:style-name="P1"><text:span text:style-name="T10"><text:s text:c="8"/>while (temp != null) {</text:span></text:p>
      <text:p text:style-name="P1"><text:span text:style-name="T10"><text:s text:c="12"/>System.out.print(temp.data + " ");</text:span></text:p>
      <text:p text:style-name="P1"><text:span text:style-name="T10"><text:s text:c="12"/>temp = temp.next;</text:span></text:p>
      <text:p text:style-name="P1"><text:span text:style-name="T10"><text:s text:c="8"/>}</text:span></text:p>
      <text:p text:style-name="P1"><text:span text:style-name="T10"><text:s text:c="8"/>System.out.println();</text:span></text:p>
      <text:p text:style-name="P1"><text:span text:style-name="T10"><text:s text:c="4"/>}</text:span></text:p>
      <text:p text:style-name="P1"><text:span text:style-name="T10"/></text:p>
      <text:p text:style-name="P1"><text:span text:style-name="T10"><text:s text:c="4"/>public static void main(String[] args) {</text:span></text:p>
      <text:p text:style-name="P1"><text:span text:style-name="T10"><text:s text:c="8"/>LinkedList list = new LinkedList();</text:span></text:p>
      <text:p text:style-name="P1"><text:span text:style-name="T10"><text:s text:c="8"/>list.insert(1);</text:span></text:p>
      <text:p text:style-name="P1"><text:span text:style-name="T10"><text:s text:c="8"/>list.insert(2);</text:span></text:p>
      <text:p text:style-name="P1"><text:span text:style-name="T10"><text:s text:c="8"/>list.insert(3);</text:span></text:p>
      <text:p text:style-name="P1"><text:span text:style-name="T10"><text:s text:c="8"/>list.insert(4);</text:span></text:p>
      <text:p text:style-name="P1"><text:span text:style-name="T10"><text:s text:c="8"/>list.insert(5);</text:span></text:p>
      <text:p text:style-name="P1"><text:span text:style-name="T10"/></text:p>
      <text:p text:style-name="P1"><text:span text:style-name="T10"><text:s text:c="8"/>System.out.println("Original List:");</text:span></text:p>
      <text:p text:style-name="P1"><text:span text:style-name="T10"><text:s text:c="8"/>list.printList();</text:span></text:p>
      <text:p text:style-name="P1"><text:span text:style-name="T10"/></text:p>
      <text:p text:style-name="P1"><text:span text:style-name="T10"><text:s text:c="8"/>list.reverse();</text:span></text:p>
      <text:p text:style-name="P1"><text:span text:style-name="T10"/></text:p>
      <text:p text:style-name="P1"><text:span text:style-name="T10"><text:s text:c="8"/>System.out.println("Reversed List:");</text:span></text:p>
      <text:p text:style-name="P1"><text:span text:style-name="T10"><text:s text:c="8"/>list.printList();</text:span></text:p>
      <text:p text:style-name="P1"><text:span text:style-name="T10"><text:s text:c="4"/>}</text:span></text:p>
      <text:p text:style-name="P1"><text:span text:style-name="T10">}</text:span></text:p>
      <text:p text:style-name="P1"><text:span text:style-name="T10"/></text:p>
      <text:p text:style-name="P1"><text:span text:style-name="T10">OUTPUT:-</text:span></text:p>
      <text:p text:style-name="P1"><text:span text:style-name="T10">Original List:</text:span></text:p>
      <text:p text:style-name="P1"><text:span text:style-name="T10">1 2 3 4 5 </text:span></text:p>
      <text:p text:style-name="P1"><text:span text:style-name="T10">Reversed List:</text:span></text:p>
      <text:p text:style-name="P1"><text:span text:style-name="T10">5 4 3 2 1<text:s/></text:span><text:span text:style-name="T11"/></text:p>
      <text:p text:style-name="P1"><text:span text:style-name="T12">Q 4. How to merge two linked list in sorted order in java</text:span></text:p>
      <text:p text:style-name="P1"><text:span text:style-name="T13">class Node {</text:span></text:p>
      <text:p text:style-name="P1"><text:span text:style-name="T13"><text:s text:c="4"/>int data;</text:span></text:p>
      <text:p text:style-name="P1"><text:span text:style-name="T13"><text:s text:c="4"/>Node next;</text:span></text:p>
      <text:p text:style-name="P1"><text:span text:style-name="T14"/></text:p>
      <text:p text:style-name="P1"><text:span text:style-name="T15"><text:s text:c="4"/>public Node(int data) {</text:span></text:p>
      <text:p text:style-name="P1"><text:span text:style-name="T15"><text:s text:c="8"/>this.data = data;</text:span></text:p>
      <text:p text:style-name="P1"><text:span text:style-name="T15"><text:s text:c="8"/>this.next = null;</text:span></text:p>
      <text:p text:style-name="P1"><text:span text:style-name="T15"><text:s text:c="4"/>}</text:span></text:p>
      <text:p text:style-name="P1"><text:span text:style-name="T15">}</text:span></text:p>
      <text:p text:style-name="P1"><text:span text:style-name="T16"/></text:p>
      <text:p text:style-name="P1"><text:span text:style-name="T17">public class LinkedList {</text:span></text:p>
      <text:p text:style-name="P1"><text:span text:style-name="T17"><text:s text:c="4"/>Node head;</text:span></text:p>
      <text:p text:style-name="P1"><text:span text:style-name="T18"/></text:p>
      <text:p text:style-name="P1"><text:span text:style-name="T19"><text:s text:c="4"/>public LinkedList() {</text:span></text:p>
      <text:p text:style-name="P1"><text:span text:style-name="T19"><text:s text:c="8"/>this.head = null;</text:span></text:p>
      <text:p text:style-name="P1"><text:span text:style-name="T19"><text:s text:c="4"/>}</text:span></text:p>
      <text:p text:style-name="P1"><text:span text:style-name="T20"/></text:p>
      <text:p text:style-name="P1"><text:span text:style-name="T21"><text:s text:c="8"/>public void insert(int data) {</text:span></text:p>
      <text:p text:style-name="P1"><text:span text:style-name="T21"><text:s text:c="8"/>Node newNode = new Node(data);</text:span></text:p>
      <text:p text:style-name="P1"><text:span text:style-name="T21"><text:s text:c="8"/>if (head == null) {</text:span></text:p>
      <text:p text:style-name="P1"><text:span text:style-name="T21"><text:s text:c="12"/>head = newNode;</text:span></text:p>
      <text:p text:style-name="P1"><text:span text:style-name="T21"><text:s text:c="8"/>} else {</text:span></text:p>
      <text:p text:style-name="P1"><text:span text:style-name="T21"><text:s text:c="12"/>Node temp = head;</text:span></text:p>
      <text:p text:style-name="P1"><text:span text:style-name="T21"><text:s text:c="12"/>while (temp.next != null) {</text:span></text:p>
      <text:p text:style-name="P1"><text:span text:style-name="T21"><text:s text:c="16"/>temp = temp.next;</text:span></text:p>
      <text:p text:style-name="P1"><text:span text:style-name="T21"><text:s text:c="12"/>}</text:span></text:p>
      <text:p text:style-name="P1"><text:span text:style-name="T21"><text:s text:c="12"/>temp.next = newNode;</text:span></text:p>
      <text:p text:style-name="P1"><text:span text:style-name="T21"><text:s text:c="8"/>}</text:span></text:p>
      <text:p text:style-name="P1"><text:span text:style-name="T21"><text:s text:c="4"/>}</text:span></text:p>
      <text:p text:style-name="P1"><text:span text:style-name="T22"/></text:p>
      <text:p text:style-name="P1"><text:span text:style-name="T23"><text:s text:c="4"/>public LinkedList mergeSortedLists(LinkedList list1, LinkedList list2) {</text:span></text:p>
      <text:p text:style-name="P1"><text:span text:style-name="T23"><text:s text:c="8"/>LinkedList mergedList = new LinkedList();</text:span></text:p>
      <text:p text:style-name="P1"><text:span text:style-name="T23"><text:s text:c="8"/>Node current1 = list1.head;</text:span></text:p>
      <text:p text:style-name="P1"><text:span text:style-name="T23"><text:s text:c="8"/>Node current2 = list2.head;</text:span></text:p>
      <text:p text:style-name="P1"><text:span text:style-name="T24"/></text:p>
      <text:p text:style-name="P1"><text:span text:style-name="T25"><text:s text:c="8"/>while (current1 != null &amp;&amp; current2 != null) {</text:span></text:p>
      <text:p text:style-name="P1"><text:span text:style-name="T25"><text:s text:c="12"/>if (current1.data &lt;= current2.data) {</text:span></text:p>
      <text:p text:style-name="P1"><text:span text:style-name="T25"><text:s text:c="16"/>mergedList.insert(current1.data);</text:span></text:p>
      <text:p text:style-name="P1"><text:span text:style-name="T25"><text:s text:c="16"/>current1 = current1.next;</text:span></text:p>
      <text:p text:style-name="P1"><text:span text:style-name="T25"><text:s text:c="12"/>} else {</text:span></text:p>
      <text:p text:style-name="P1"><text:span text:style-name="T25"><text:s text:c="16"/>mergedList.insert(current2.data);</text:span></text:p>
      <text:p text:style-name="P1"><text:span text:style-name="T25"><text:s text:c="16"/>current2 = current2.next;</text:span></text:p>
      <text:p text:style-name="P1"><text:span text:style-name="T25"><text:s text:c="12"/>}</text:span></text:p>
      <text:p text:style-name="P1"><text:span text:style-name="T25"><text:s text:c="8"/>}<text:s text:c="8"/>while (current1 != null) {</text:span></text:p>
      <text:p text:style-name="P1"><text:span text:style-name="T25"><text:s text:c="12"/>mergedList.insert(current1.data);</text:span></text:p>
      <text:p text:style-name="P1"><text:span text:style-name="T25"><text:s text:c="12"/>current1 = current1.next;</text:span></text:p>
      <text:p text:style-name="P1"><text:span text:style-name="T25"><text:s text:c="8"/>}<text:s text:c="6"/></text:span></text:p>
      <text:p text:style-name="P1"><text:span text:style-name="T25"><text:s text:c="2"/>while (current2 != null) {</text:span></text:p>
      <text:p text:style-name="P1"><text:span text:style-name="T25"><text:s text:c="12"/>mergedList.insert(current2.data);</text:span></text:p>
      <text:p text:style-name="P1"><text:span text:style-name="T25"><text:s text:c="12"/>current2 = current2.next;</text:span></text:p>
      <text:p text:style-name="P1"><text:span text:style-name="T25"><text:s text:c="8"/>}</text:span></text:p>
      <text:p text:style-name="P1"><text:span text:style-name="T26"/></text:p>
      <text:p text:style-name="P1"><text:span text:style-name="T27"><text:s text:c="8"/>return mergedList;</text:span></text:p>
      <text:p text:style-name="P1"><text:span text:style-name="T27"><text:s text:c="4"/>}</text:span></text:p>
      <text:p text:style-name="P1"><text:span text:style-name="T27"><text:s text:c="4"/>public void printList() {</text:span></text:p>
      <text:p text:style-name="P1"><text:span text:style-name="T27"><text:s text:c="8"/>Node temp = head;</text:span></text:p>
      <text:p text:style-name="P1"><text:span text:style-name="T27"><text:s text:c="8"/>while (temp != null) {</text:span></text:p>
      <text:p text:style-name="P1"><text:span text:style-name="T27"><text:s text:c="12"/>System.out.print(temp.data + " ");</text:span></text:p>
      <text:p text:style-name="P1"><text:span text:style-name="T27"><text:s text:c="12"/>temp = temp.next;</text:span></text:p>
      <text:p text:style-name="P1"><text:span text:style-name="T27"><text:s text:c="8"/>}</text:span></text:p>
      <text:p text:style-name="P1"><text:span text:style-name="T27"><text:s text:c="8"/>System.out.println();</text:span></text:p>
      <text:p text:style-name="P1"><text:span text:style-name="T27"><text:s text:c="4"/>}</text:span></text:p>
      <text:p text:style-name="P1"><text:span text:style-name="T28"/></text:p>
      <text:p text:style-name="P1"><text:span text:style-name="T29"><text:s text:c="4"/>public static void main(String[] args) {</text:span></text:p>
      <text:p text:style-name="P1"><text:span text:style-name="T29"><text:s text:c="8"/>LinkedList list1 = new LinkedList();</text:span></text:p>
      <text:p text:style-name="P1"><text:span text:style-name="T29"><text:s text:c="8"/>list1.insert(1);</text:span></text:p>
      <text:p text:style-name="P1"><text:span text:style-name="T29"><text:s text:c="8"/>list1.insert(3);</text:span></text:p>
      <text:p text:style-name="P1"><text:span text:style-name="T29"><text:s text:c="8"/>list1.insert(5);</text:span></text:p>
      <text:p text:style-name="P1"><text:span text:style-name="T30"/></text:p>
      <text:p text:style-name="P1"><text:span text:style-name="T31"><text:s text:c="8"/>LinkedList list2 = new LinkedList();</text:span></text:p>
      <text:p text:style-name="P1"><text:span text:style-name="T31"><text:s text:c="8"/>list2.insert(2);</text:span></text:p>
      <text:p text:style-name="P1"><text:span text:style-name="T31"><text:s text:c="8"/>list2.insert(4);</text:span></text:p>
      <text:p text:style-name="P1"><text:span text:style-name="T31"><text:s text:c="8"/>list2.insert(6);</text:span></text:p>
      <text:p text:style-name="P1"><text:span text:style-name="T32"/></text:p>
      <text:p text:style-name="P1"><text:span text:style-name="T33"><text:s text:c="8"/>System.out.println("List 1:");</text:span></text:p>
      <text:p text:style-name="P1"><text:span text:style-name="T33"><text:s text:c="8"/>list1.printList();</text:span></text:p>
      <text:p text:style-name="P1"><text:span text:style-name="T33"><text:s text:c="8"/>System.out.println("List 2:");</text:span></text:p>
      <text:p text:style-name="P1"><text:span text:style-name="T33"><text:s text:c="8"/>list2.printList();</text:span></text:p>
      <text:p text:style-name="P1"><text:span text:style-name="T34"/></text:p>
      <text:p text:style-name="P1"><text:span text:style-name="T35"><text:s text:c="8"/>LinkedList mergedList = new LinkedList().mergeSortedLists(list1, list2);</text:span></text:p>
      <text:p text:style-name="P1"><text:span text:style-name="T35"><text:s text:c="8"/>System.out.println("Merged List:");</text:span></text:p>
      <text:p text:style-name="P1"><text:span text:style-name="T35"><text:s text:c="8"/>mergedList.printList();</text:span></text:p>
      <text:p text:style-name="P1"><text:span text:style-name="T35"><text:s text:c="4"/>}</text:span></text:p>
      <text:p text:style-name="P1"><text:span text:style-name="T35">}</text:span></text:p>
      <text:p text:style-name="P1"><text:span text:style-name="T36">OUTPUT:-</text:span></text:p>
      <text:p text:style-name="P1"><text:span text:style-name="T36">List 1:</text:span></text:p>
      <text:p text:style-name="P1"><text:span text:style-name="T36">1 3 5 </text:span></text:p>
      <text:p text:style-name="P1"><text:span text:style-name="T36">List 2:</text:span></text:p>
      <text:p text:style-name="P1"><text:span text:style-name="T36">2 4 6 </text:span></text:p>
      <text:p text:style-name="P1"><text:span text:style-name="T36">Merged List:</text:span></text:p>
      <text:p text:style-name="P1"><text:span text:style-name="T36">1 2 3 4 5 6 </text:span></text:p>
      <text:p text:style-name="P1"><text:span text:style-name="T37">Q 5 .<text:s text:c="2"/>How to find middle element of linked list in java</text:span></text:p>
      <text:p text:style-name="P1"><text:span text:style-name="T38">class Node {</text:span></text:p>
      <text:p text:style-name="P1"><text:span text:style-name="T38"><text:s text:c="4"/>int data;</text:span></text:p>
      <text:p text:style-name="P1"><text:span text:style-name="T38"><text:s text:c="4"/>Node next;</text:span></text:p>
      <text:p text:style-name="P1"><text:span text:style-name="T38"/></text:p>
      <text:p text:style-name="P1"><text:span text:style-name="T38"><text:s text:c="4"/>public Node(int data) {</text:span></text:p>
      <text:p text:style-name="P1"><text:span text:style-name="T38"><text:s text:c="8"/>this.data = data;</text:span></text:p>
      <text:p text:style-name="P1"><text:span text:style-name="T38"><text:s text:c="8"/>this.next = null;</text:span></text:p>
      <text:p text:style-name="P1"><text:span text:style-name="T38"><text:s text:c="4"/>}</text:span></text:p>
      <text:p text:style-name="P1"><text:span text:style-name="T38">}</text:span></text:p>
      <text:p text:style-name="P1"><text:span text:style-name="T38"/></text:p>
      <text:p text:style-name="P1"><text:span text:style-name="T38">public class LinkedList {</text:span></text:p>
      <text:p text:style-name="P1"><text:span text:style-name="T38"><text:s text:c="4"/>Node head;</text:span></text:p>
      <text:p text:style-name="P1"><text:span text:style-name="T38"/></text:p>
      <text:p text:style-name="P1"><text:span text:style-name="T38"><text:s text:c="4"/>public LinkedList() {</text:span></text:p>
      <text:p text:style-name="P1"><text:span text:style-name="T38"><text:s text:c="8"/>this.head = null;</text:span></text:p>
      <text:p text:style-name="P1"><text:span text:style-name="T38"><text:s text:c="4"/>}</text:span></text:p>
      <text:p text:style-name="P1"><text:span text:style-name="T38"/></text:p>
      <text:p text:style-name="P1"><text:span text:style-name="T38"><text:s text:c="4"/>public void insert(int data) {</text:span></text:p>
      <text:p text:style-name="P1"><text:span text:style-name="T38"><text:s text:c="8"/>Node newNode = new Node(data);</text:span></text:p>
      <text:p text:style-name="P1"><text:span text:style-name="T38"><text:s text:c="8"/>if (head == null) {</text:span></text:p>
      <text:p text:style-name="P1"><text:span text:style-name="T38"><text:s text:c="12"/>head = newNode;</text:span></text:p>
      <text:p text:style-name="P1"><text:span text:style-name="T38"><text:s text:c="8"/>} else {</text:span></text:p>
      <text:p text:style-name="P1"><text:span text:style-name="T38"><text:s text:c="12"/>Node temp = head;</text:span></text:p>
      <text:p text:style-name="P1"><text:span text:style-name="T38"><text:s text:c="12"/>while (temp.next != null) {</text:span></text:p>
      <text:p text:style-name="P1"><text:span text:style-name="T38"><text:s text:c="16"/>temp = temp.next;</text:span></text:p>
      <text:p text:style-name="P1"><text:span text:style-name="T38"><text:s text:c="12"/>}</text:span></text:p>
      <text:p text:style-name="P1"><text:span text:style-name="T38"><text:s text:c="12"/>temp.next = newNode;</text:span></text:p>
      <text:p text:style-name="P1"><text:span text:style-name="T38"><text:s text:c="8"/>}</text:span></text:p>
      <text:p text:style-name="P1"><text:span text:style-name="T38"><text:s text:c="4"/>}</text:span></text:p>
      <text:p text:style-name="P1"><text:span text:style-name="T38"/></text:p>
      <text:p text:style-name="P1"><text:span text:style-name="T38"><text:s text:c="4"/>public Node findMiddle() {</text:span></text:p>
      <text:p text:style-name="P1"><text:span text:style-name="T38"><text:s text:c="8"/>if (head == null) {</text:span></text:p>
      <text:p text:style-name="P1"><text:span text:style-name="T38"><text:s text:c="12"/>return null; </text:span></text:p>
      <text:p text:style-name="P1"><text:span text:style-name="T38"><text:s text:c="8"/>}</text:span></text:p>
      <text:p text:style-name="P1"><text:span text:style-name="T38"/></text:p>
      <text:p text:style-name="P1"><text:span text:style-name="T38"><text:s text:c="8"/>Node slowPtr = head;</text:span></text:p>
      <text:p text:style-name="P1"><text:span text:style-name="T38"><text:s text:c="8"/>Node fastPtr = head;</text:span></text:p>
      <text:p text:style-name="P1"><text:span text:style-name="T38"/></text:p>
      <text:p text:style-name="P1"><text:span text:style-name="T38"><text:s text:c="8"/>while (fastPtr != null &amp;&amp; fastPtr.next != null) {</text:span></text:p>
      <text:p text:style-name="P1"><text:span text:style-name="T38"><text:s text:c="12"/>slowPtr = slowPtr.next;</text:span></text:p>
      <text:p text:style-name="P1"><text:span text:style-name="T38"><text:s text:c="12"/>fastPtr = fastPtr.next.next;</text:span></text:p>
      <text:p text:style-name="P1"><text:span text:style-name="T38"><text:s text:c="8"/>}</text:span></text:p>
      <text:p text:style-name="P1"><text:span text:style-name="T38"/></text:p>
      <text:p text:style-name="P1"><text:span text:style-name="T38"><text:s text:c="8"/>return slowPtr; // Middle node</text:span></text:p>
      <text:p text:style-name="P1"><text:span text:style-name="T38"><text:s text:c="4"/>}</text:span></text:p>
      <text:p text:style-name="P1"><text:span text:style-name="T38"/></text:p>
      <text:p text:style-name="P1"><text:span text:style-name="T38"><text:s text:c="4"/>public static void main(String[] args) {</text:span></text:p>
      <text:p text:style-name="P1"><text:span text:style-name="T38"><text:s text:c="8"/>LinkedList list = new LinkedList();</text:span></text:p>
      <text:p text:style-name="P1"><text:span text:style-name="T38"><text:s text:c="8"/>list.insert(1);</text:span></text:p>
      <text:p text:style-name="P1"><text:span text:style-name="T38"><text:s text:c="8"/>list.insert(2);</text:span></text:p>
      <text:p text:style-name="P1"><text:span text:style-name="T38"><text:s text:c="8"/>list.insert(3);</text:span></text:p>
      <text:p text:style-name="P1"><text:span text:style-name="T38"><text:s text:c="8"/>list.insert(4);</text:span></text:p>
      <text:p text:style-name="P1"><text:span text:style-name="T38"><text:s text:c="8"/>list.insert(5);</text:span></text:p>
      <text:p text:style-name="P1"><text:span text:style-name="T38"/></text:p>
      <text:p text:style-name="P1"><text:span text:style-name="T38"><text:s text:c="8"/>Node middleNode = list.findMiddle();</text:span></text:p>
      <text:p text:style-name="P1"><text:span text:style-name="T38"><text:s text:c="8"/>if (middleNode != null) {</text:span></text:p>
      <text:p text:style-name="P1"><text:span text:style-name="T38"><text:s text:c="12"/>System.out.println("The middle element of the linked list is: " + middleNode.data);</text:span></text:p>
      <text:p text:style-name="P1"><text:span text:style-name="T38"><text:s text:c="8"/>} else {</text:span></text:p>
      <text:p text:style-name="P1"><text:span text:style-name="T38"><text:s text:c="12"/>System.out.println("The linked list is empty.");</text:span></text:p>
      <text:p text:style-name="P1"><text:span text:style-name="T38"><text:s text:c="8"/>}</text:span></text:p>
      <text:p text:style-name="P1"><text:span text:style-name="T38"><text:s text:c="4"/>}</text:span></text:p>
      <text:p text:style-name="P1"><text:span text:style-name="T38">}</text:span></text:p>
      <text:p text:style-name="P1"><text:span text:style-name="T38"/></text:p>
      <text:p text:style-name="P1"><text:span text:style-name="T38">OUTPUT:-</text:span></text:p>
      <text:p text:style-name="P1"><text:span text:style-name="T38">The middle element of the linked list is: 3</text:span></text:p>
      <text:p text:style-name="P1"><text:span text:style-name="T39"/></text:p>
      <text:p text:style-name="P1"><text:span text:style-name="T40">Q 6 . How to detect a loop in linked list in java</text:span></text:p>
      <text:p text:style-name="P1"><text:span text:style-name="T41">class Node {</text:span></text:p>
      <text:p text:style-name="P1"><text:span text:style-name="T41"><text:s text:c="4"/>int data;</text:span></text:p>
      <text:p text:style-name="P1"><text:span text:style-name="T41"><text:s text:c="4"/>Node next;</text:span></text:p>
      <text:p text:style-name="P1"><text:span text:style-name="T41">public Node(int data) {</text:span></text:p>
      <text:p text:style-name="P1"><text:span text:style-name="T41"><text:s text:c="8"/>this.data = data;</text:span></text:p>
      <text:p text:style-name="P1"><text:span text:style-name="T41"><text:s text:c="8"/>this.next = null;</text:span></text:p>
      <text:p text:style-name="P1"><text:span text:style-name="T41"><text:s text:c="4"/>}</text:span></text:p>
      <text:p text:style-name="P1"><text:span text:style-name="T41">}</text:span></text:p>
      <text:p text:style-name="P1"><text:span text:style-name="T42"/></text:p>
      <text:p text:style-name="P1"><text:span text:style-name="T43">public class LinkedList {</text:span></text:p>
      <text:p text:style-name="P1"><text:span text:style-name="T43"><text:s text:c="4"/>Node head;</text:span></text:p>
      <text:p text:style-name="P1"><text:span text:style-name="T44"/></text:p>
      <text:p text:style-name="P1"><text:span text:style-name="T45"><text:s text:c="4"/>public LinkedList() {</text:span></text:p>
      <text:p text:style-name="P1"><text:span text:style-name="T45"><text:s text:c="8"/>this.head = null;</text:span></text:p>
      <text:p text:style-name="P1"><text:span text:style-name="T45"><text:s text:c="4"/>}<text:s text:c="4"/></text:span></text:p>
      <text:p text:style-name="P1"><text:span text:style-name="T45">public void insert(int data) {</text:span></text:p>
      <text:p text:style-name="P1"><text:span text:style-name="T45"><text:s text:c="8"/>Node newNode = new Node(data);</text:span></text:p>
      <text:p text:style-name="P1"><text:span text:style-name="T45"><text:s text:c="8"/>if (head == null) {</text:span></text:p>
      <text:p text:style-name="P1"><text:span text:style-name="T45"><text:s text:c="12"/>head = newNode;</text:span></text:p>
      <text:p text:style-name="P1"><text:span text:style-name="T45"><text:s text:c="8"/>} else {</text:span></text:p>
      <text:p text:style-name="P1"><text:span text:style-name="T45"><text:s text:c="12"/>Node temp = head;</text:span></text:p>
      <text:p text:style-name="P1"><text:span text:style-name="T45"><text:s text:c="12"/>while (temp.next != null) {</text:span></text:p>
      <text:p text:style-name="P1"><text:span text:style-name="T45"><text:s text:c="16"/>temp = temp.next;</text:span></text:p>
      <text:p text:style-name="P1"><text:span text:style-name="T45"><text:s text:c="12"/>}</text:span></text:p>
      <text:p text:style-name="P1"><text:span text:style-name="T45"><text:s text:c="12"/>temp.next = newNode;</text:span></text:p>
      <text:p text:style-name="P1"><text:span text:style-name="T45"><text:s text:c="8"/>}</text:span></text:p>
      <text:p text:style-name="P1"><text:span text:style-name="T45"><text:s text:c="4"/>}</text:span></text:p>
      <text:p text:style-name="P1"><text:span text:style-name="T45"><text:s text:c="4"/>public boolean hasLoop() {</text:span></text:p>
      <text:p text:style-name="P1"><text:span text:style-name="T45"><text:s text:c="8"/>if (head == null || head.next == null) {</text:span></text:p>
      <text:p text:style-name="P1"><text:span text:style-name="T45"><text:s text:c="12"/>return false; </text:span></text:p>
      <text:p text:style-name="P1"><text:span text:style-name="T45"><text:s text:c="8"/>}</text:span></text:p>
      <text:p text:style-name="P1"><text:span text:style-name="T46"/></text:p>
      <text:p text:style-name="P1"><text:span text:style-name="T47"><text:s text:c="8"/>Node slowPtr = head;</text:span></text:p>
      <text:p text:style-name="P1"><text:span text:style-name="T47"><text:s text:c="8"/>Node fastPtr = head.next;</text:span></text:p>
      <text:p text:style-name="P1"><text:span text:style-name="T48"/></text:p>
      <text:p text:style-name="P1"><text:span text:style-name="T49"><text:s text:c="8"/>while (fastPtr != null &amp;&amp; fastPtr.next != null) {</text:span></text:p>
      <text:p text:style-name="P1"><text:span text:style-name="T49"><text:s text:c="12"/>if (slowPtr == fastPtr) {</text:span></text:p>
      <text:p text:style-name="P1"><text:span text:style-name="T49"><text:s text:c="16"/>return true;<text:s text:c="13"/>}</text:span></text:p>
      <text:p text:style-name="P1"><text:span text:style-name="T49"><text:s text:c="12"/>slowPtr = slowPtr.next;</text:span></text:p>
      <text:p text:style-name="P1"><text:span text:style-name="T49"><text:s text:c="12"/>fastPtr = fastPtr.next.next;</text:span></text:p>
      <text:p text:style-name="P1"><text:span text:style-name="T49"><text:s text:c="8"/>}</text:span></text:p>
      <text:p text:style-name="P1"><text:span text:style-name="T50"/></text:p>
      <text:p text:style-name="P1"><text:span text:style-name="T51"><text:s text:c="8"/>return false; </text:span></text:p>
      <text:p text:style-name="P1"><text:span text:style-name="T51"><text:s text:c="4"/>}</text:span></text:p>
      <text:p text:style-name="P1"><text:span text:style-name="T52"/></text:p>
      <text:p text:style-name="P1"><text:span text:style-name="T53"><text:s text:c="4"/>public static void main(String[] args) {</text:span></text:p>
      <text:p text:style-name="P1"><text:span text:style-name="T53"><text:s text:c="8"/>LinkedList list = new LinkedList();</text:span></text:p>
      <text:p text:style-name="P1"><text:span text:style-name="T53"><text:s text:c="8"/>list.insert(1);</text:span></text:p>
      <text:p text:style-name="P1"><text:span text:style-name="T53"><text:s text:c="8"/>list.insert(2);</text:span></text:p>
      <text:p text:style-name="P1"><text:span text:style-name="T53"><text:s text:c="8"/>list.insert(3);</text:span></text:p>
      <text:p text:style-name="P1"><text:span text:style-name="T53"><text:s text:c="8"/>list.insert(4);</text:span></text:p>
      <text:p text:style-name="P1"><text:span text:style-name="T53"><text:s text:c="8"/>list.insert(5);</text:span></text:p>
      <text:p text:style-name="P1"><text:span text:style-name="T54"/></text:p>
      <text:p text:style-name="P1"><text:span text:style-name="T55"><text:s text:c="8"/>Node lastNode = list.head;</text:span></text:p>
      <text:p text:style-name="P1"><text:span text:style-name="T55"><text:s text:c="8"/>while (lastNode.next != null) {</text:span></text:p>
      <text:p text:style-name="P1"><text:span text:style-name="T55"><text:s text:c="12"/>lastNode = lastNode.next;</text:span></text:p>
      <text:p text:style-name="P1"><text:span text:style-name="T55"><text:s text:c="8"/>}</text:span></text:p>
      <text:p text:style-name="P1"><text:span text:style-name="T55"><text:s text:c="8"/>lastNode.next = list.head;</text:span></text:p>
      <text:p text:style-name="P1"><text:span text:style-name="T56"/></text:p>
      <text:p text:style-name="P1"><text:span text:style-name="T57"><text:s text:c="8"/>boolean hasLoop = list.hasLoop();</text:span></text:p>
      <text:p text:style-name="P1"><text:span text:style-name="T57"><text:s text:c="8"/>if (hasLoop) {</text:span></text:p>
      <text:p text:style-name="P1"><text:span text:style-name="T57"><text:s text:c="12"/>System.out.println("The linked list has a loop.");</text:span></text:p>
      <text:p text:style-name="P1"><text:span text:style-name="T57"><text:s text:c="8"/>} else {</text:span></text:p>
      <text:p text:style-name="P1"><text:span text:style-name="T57"><text:s text:c="12"/>System.out.println("The linked list does not have a loop.");</text:span></text:p>
      <text:p text:style-name="P1"><text:span text:style-name="T57"><text:s text:c="8"/>}</text:span></text:p>
      <text:p text:style-name="P1"><text:span text:style-name="T57"><text:s text:c="4"/>}</text:span></text:p>
      <text:p text:style-name="P1"><text:span text:style-name="T57">}</text:span></text:p>
      <text:p text:style-name="P1"><text:span text:style-name="T57"/></text:p>
      <text:p text:style-name="P1"><text:span text:style-name="T57">OUTPUT:-</text:span></text:p>
      <text:p text:style-name="P1"><text:span text:style-name="T57">The linked list has a loop.</text:span></text:p>
      <text:p text:style-name="P1"><text:span text:style-name="T58"/></text:p>
      <text:p text:style-name="P1"><text:span text:style-name="T59">Q.7 Find start node of loop in linkedlist</text:span></text:p>
      <text:p text:style-name="P1"><text:span text:style-name="T60">class Node {</text:span></text:p>
      <text:p text:style-name="P1"><text:span text:style-name="T60"><text:s text:c="4"/>int data;</text:span></text:p>
      <text:p text:style-name="P1"><text:span text:style-name="T60"><text:s text:c="4"/>Node next;</text:span></text:p>
      <text:p text:style-name="P1"><text:span text:style-name="T61"/></text:p>
      <text:p text:style-name="P1"><text:span text:style-name="T62"><text:s text:c="4"/>public Node(int data) {</text:span></text:p>
      <text:p text:style-name="P1"><text:span text:style-name="T62"><text:s text:c="8"/>this.data = data;</text:span></text:p>
      <text:p text:style-name="P1"><text:span text:style-name="T62"><text:s text:c="8"/>this.next = null;</text:span></text:p>
      <text:p text:style-name="P1"><text:span text:style-name="T62"><text:s text:c="4"/>}</text:span></text:p>
      <text:p text:style-name="P1"><text:span text:style-name="T62">}</text:span></text:p>
      <text:p text:style-name="P1"><text:span text:style-name="T63"/></text:p>
      <text:p text:style-name="P1"><text:span text:style-name="T64">public class LinkedList {</text:span></text:p>
      <text:p text:style-name="P1"><text:span text:style-name="T64"><text:s text:c="4"/>Node head;</text:span></text:p>
      <text:p text:style-name="P1"><text:span text:style-name="T65"/></text:p>
      <text:p text:style-name="P1"><text:span text:style-name="T66"><text:s text:c="4"/>public LinkedList() {</text:span></text:p>
      <text:p text:style-name="P1"><text:span text:style-name="T66"><text:s text:c="8"/>this.head = null;</text:span></text:p>
      <text:p text:style-name="P1"><text:span text:style-name="T66"><text:s text:c="4"/>}</text:span></text:p>
      <text:p text:style-name="P1"><text:span text:style-name="T67"/></text:p>
      <text:p text:style-name="P1"><text:span text:style-name="T68"><text:s text:c="8"/>public void insert(int data) {</text:span></text:p>
      <text:p text:style-name="P1"><text:span text:style-name="T68"><text:s text:c="8"/>Node newNode = new Node(data);</text:span></text:p>
      <text:p text:style-name="P1"><text:span text:style-name="T68"><text:s text:c="8"/>if (head == null) {</text:span></text:p>
      <text:p text:style-name="P1"><text:span text:style-name="T68"><text:s text:c="12"/>head = newNode;</text:span></text:p>
      <text:p text:style-name="P1"><text:span text:style-name="T68"><text:s text:c="8"/>} else {</text:span></text:p>
      <text:p text:style-name="P1"><text:span text:style-name="T68"><text:s text:c="12"/>Node temp = head;</text:span></text:p>
      <text:p text:style-name="P1"><text:span text:style-name="T68"><text:s text:c="12"/>while (temp.next != null) {</text:span></text:p>
      <text:p text:style-name="P1"><text:span text:style-name="T68"><text:s text:c="16"/>temp = temp.next;</text:span></text:p>
      <text:p text:style-name="P1"><text:span text:style-name="T68"><text:s text:c="12"/>}</text:span></text:p>
      <text:p text:style-name="P1"><text:span text:style-name="T68"><text:s text:c="12"/>temp.next = newNode;</text:span></text:p>
      <text:p text:style-name="P1"><text:span text:style-name="T68"><text:s text:c="8"/>}</text:span></text:p>
      <text:p text:style-name="P1"><text:span text:style-name="T68"><text:s text:c="4"/>}</text:span></text:p>
      <text:p text:style-name="P1"><text:span text:style-name="T68"><text:s text:c="4"/>public Node detectLoopStart() {</text:span></text:p>
      <text:p text:style-name="P1"><text:span text:style-name="T68"><text:s text:c="8"/>if (head == null || head.next == null) {</text:span></text:p>
      <text:p text:style-name="P1"><text:span text:style-name="T68"><text:s text:c="12"/>return null;<text:s text:c="9"/>}</text:span></text:p>
      <text:p text:style-name="P1"><text:span text:style-name="T69"/></text:p>
      <text:p text:style-name="P1"><text:span text:style-name="T70"><text:s text:c="8"/>Node slowPtr = head;</text:span></text:p>
      <text:p text:style-name="P1"><text:span text:style-name="T70"><text:s text:c="8"/>Node fastPtr = head;</text:span></text:p>
      <text:p text:style-name="P1"><text:span text:style-name="T70"><text:s text:c="8"/>boolean loopExists = false;</text:span></text:p>
      <text:p text:style-name="P1"><text:span text:style-name="T71"/></text:p>
      <text:p text:style-name="P1"><text:span text:style-name="T72"><text:s text:c="8"/>while (fastPtr != null &amp;&amp; fastPtr.next != null) {</text:span></text:p>
      <text:p text:style-name="P1"><text:span text:style-name="T72"><text:s text:c="12"/>slowPtr = slowPtr.next;</text:span></text:p>
      <text:p text:style-name="P1"><text:span text:style-name="T72"><text:s text:c="12"/>fastPtr = fastPtr.next.next;</text:span></text:p>
      <text:p text:style-name="P1"><text:span text:style-name="T73"/></text:p>
      <text:p text:style-name="P1"><text:span text:style-name="T74"><text:s text:c="12"/>if (slowPtr == fastPtr) {</text:span></text:p>
      <text:p text:style-name="P1"><text:span text:style-name="T74"><text:s text:c="16"/>loopExists = true;</text:span></text:p>
      <text:p text:style-name="P1"><text:span text:style-name="T74"><text:s text:c="16"/>break;</text:span></text:p>
      <text:p text:style-name="P1"><text:span text:style-name="T74"><text:s text:c="12"/>}</text:span></text:p>
      <text:p text:style-name="P1"><text:span text:style-name="T74"><text:s text:c="8"/>}</text:span></text:p>
      <text:p text:style-name="P1"><text:span text:style-name="T75"/></text:p>
      <text:p text:style-name="P1"><text:span text:style-name="T76"><text:s text:c="8"/>if (!loopExists) {</text:span></text:p>
      <text:p text:style-name="P1"><text:span text:style-name="T76"><text:s text:c="12"/>return null; </text:span></text:p>
      <text:p text:style-name="P1"><text:span text:style-name="T76"><text:s text:c="8"/>}<text:s text:c="8"/>slowPtr = head;</text:span></text:p>
      <text:p text:style-name="P1"><text:span text:style-name="T76"><text:s text:c="8"/>while (slowPtr != fastPtr) {</text:span></text:p>
      <text:p text:style-name="P1"><text:span text:style-name="T76"><text:s text:c="12"/>slowPtr = slowPtr.next;</text:span></text:p>
      <text:p text:style-name="P1"><text:span text:style-name="T76"><text:s text:c="12"/>fastPtr = fastPtr.next;</text:span></text:p>
      <text:p text:style-name="P1"><text:span text:style-name="T76"><text:s text:c="8"/>}</text:span></text:p>
      <text:p text:style-name="P1"><text:span text:style-name="T77"/></text:p>
      <text:p text:style-name="P1"><text:span text:style-name="T78"><text:s text:c="8"/>return slowPtr; </text:span></text:p>
      <text:p text:style-name="P1"><text:span text:style-name="T78"><text:s text:c="4"/>}</text:span></text:p>
      <text:p text:style-name="P1"><text:span text:style-name="T79"/></text:p>
      <text:p text:style-name="P1"><text:span text:style-name="T80"><text:s text:c="4"/>public static void main(String[] args) {</text:span></text:p>
      <text:p text:style-name="P1"><text:span text:style-name="T80"><text:s text:c="8"/>LinkedList list = new LinkedList();</text:span></text:p>
      <text:p text:style-name="P1"><text:span text:style-name="T80"><text:s text:c="8"/>list.insert(1);</text:span></text:p>
      <text:p text:style-name="P1"><text:span text:style-name="T80"><text:s text:c="8"/>list.insert(2);</text:span></text:p>
      <text:p text:style-name="P1"><text:span text:style-name="T80"><text:s text:c="8"/>list.insert(3);</text:span></text:p>
      <text:p text:style-name="P1"><text:span text:style-name="T80"><text:s text:c="8"/>list.insert(4);</text:span></text:p>
      <text:p text:style-name="P1"><text:span text:style-name="T80"><text:s text:c="8"/>list.insert(5);</text:span></text:p>
      <text:p text:style-name="P1"><text:span text:style-name="T81"/></text:p>
      <text:p text:style-name="P1"><text:span text:style-name="T82"><text:s text:c="16"/>Node lastNode = list.head;</text:span></text:p>
      <text:p text:style-name="P1"><text:span text:style-name="T82"><text:s text:c="8"/>while (lastNode.next != null) {</text:span></text:p>
      <text:p text:style-name="P1"><text:span text:style-name="T82"><text:s text:c="12"/>lastNode = lastNode.next;</text:span></text:p>
      <text:p text:style-name="P1"><text:span text:style-name="T82"><text:s text:c="8"/>}</text:span></text:p>
      <text:p text:style-name="P1"><text:span text:style-name="T82"><text:s text:c="8"/>lastNode.next = list.head.next; </text:span></text:p>
      <text:p text:style-name="P1"><text:span text:style-name="T82"><text:s text:c="8"/>Node loopStart = list.detectLoopStart();</text:span></text:p>
      <text:p text:style-name="P1"><text:span text:style-name="T82"><text:s text:c="8"/>if (loopStart != null) {</text:span></text:p>
      <text:p text:style-name="P1"><text:span text:style-name="T82"><text:s text:c="12"/>System.out.println("Start node of the loop: " + loopStart.data);</text:span></text:p>
      <text:p text:style-name="P1"><text:span text:style-name="T82"><text:s text:c="8"/>} else {</text:span></text:p>
      <text:p text:style-name="P1"><text:span text:style-name="T82"><text:s text:c="12"/>System.out.println("The linked list does not have a loop.");</text:span></text:p>
      <text:p text:style-name="P1"><text:span text:style-name="T82"><text:s text:c="8"/>}</text:span></text:p>
      <text:p text:style-name="P1"><text:span text:style-name="T82"><text:s text:c="4"/>}</text:span></text:p>
      <text:p text:style-name="P1"><text:span text:style-name="T82">}</text:span></text:p>
      <text:p text:style-name="P1"><text:span text:style-name="T82">OUTPUT:-</text:span></text:p>
      <text:p text:style-name="P1"><text:span text:style-name="T82">Start node of the loop: 2</text:span></text:p>
      <text:p text:style-name="P1"><text:span text:style-name="T83"/></text:p>
      <text:p text:style-name="P1"><text:span text:style-name="T84">Q. 8<text:s text:c="2"/>How to find nth element from end of linked list</text:span></text:p>
      <text:p text:style-name="P1"><text:span text:style-name="T85">class ListNode {</text:span></text:p>
      <text:p text:style-name="P1"><text:span text:style-name="T85"><text:s text:c="4"/>int data;</text:span></text:p>
      <text:p text:style-name="P1"><text:span text:style-name="T85"><text:s text:c="4"/>ListNode next;</text:span></text:p>
      <text:p text:style-name="P1"><text:span text:style-name="T85"/></text:p>
      <text:p text:style-name="P1"><text:span text:style-name="T85"><text:s text:c="4"/>public ListNode(int data) {</text:span></text:p>
      <text:p text:style-name="P1"><text:span text:style-name="T85"><text:s text:c="8"/>this.data = data;</text:span></text:p>
      <text:p text:style-name="P1"><text:span text:style-name="T85"><text:s text:c="8"/>this.next = null;</text:span></text:p>
      <text:p text:style-name="P1"><text:span text:style-name="T85"><text:s text:c="4"/>}</text:span></text:p>
      <text:p text:style-name="P1"><text:span text:style-name="T85">}</text:span></text:p>
      <text:p text:style-name="P1"><text:span text:style-name="T85"/></text:p>
      <text:p text:style-name="P1"><text:span text:style-name="T85">public class NthFromEndLinkedList {</text:span></text:p>
      <text:p text:style-name="P1"><text:span text:style-name="T85"><text:s text:c="4"/>ListNode head;</text:span></text:p>
      <text:p text:style-name="P1"><text:span text:style-name="T85"/></text:p>
      <text:p text:style-name="P1"><text:span text:style-name="T85"><text:s text:c="4"/>public int findNthFromEnd(int n) {</text:span></text:p>
      <text:p text:style-name="P1"><text:span text:style-name="T85"><text:s text:c="8"/>if (head == null || n &lt;= 0) {</text:span></text:p>
      <text:p text:style-name="P1"><text:span text:style-name="T85"><text:s text:c="12"/>return -1; </text:span></text:p>
      <text:p text:style-name="P1"><text:span text:style-name="T85"><text:s text:c="8"/>}</text:span></text:p>
      <text:p text:style-name="P1"><text:span text:style-name="T85"/></text:p>
      <text:p text:style-name="P1"><text:span text:style-name="T85"><text:s text:c="8"/>ListNode slowPtr = head;</text:span></text:p>
      <text:p text:style-name="P1"><text:span text:style-name="T85"><text:s text:c="8"/>ListNode fastPtr = h;</text:span></text:p>
      <text:p text:style-name="P1"><text:span text:style-name="T85"><text:s text:c="10"/>for (int i = 0; i &lt; n; i++) {</text:span></text:p>
      <text:p text:style-name="P1"><text:span text:style-name="T85"><text:s text:c="12"/>if (fastPtr == null) {</text:span></text:p>
      <text:p text:style-name="P1"><text:span text:style-name="T85"><text:s text:c="16"/>return -1; // List length is less than n</text:span></text:p>
      <text:p text:style-name="P1"><text:span text:style-name="T85"><text:s text:c="12"/>}</text:span></text:p>
      <text:p text:style-name="P1"><text:span text:style-name="T85"><text:s text:c="12"/>fastPtr = fastPtr.next;</text:span></text:p>
      <text:p text:style-name="P1"><text:span text:style-name="T85"><text:s text:c="8"/>}</text:span></text:p>
      <text:p text:style-name="P1"><text:span text:style-name="T85"/></text:p>
      <text:p text:style-name="P1"><text:span text:style-name="T85"><text:s text:c="16"/>while (fastPtr != null) {</text:span></text:p>
      <text:p text:style-name="P1"><text:span text:style-name="T85"><text:s text:c="12"/>slowPtr = slowPtr.next;</text:span></text:p>
      <text:p text:style-name="P1"><text:span text:style-name="T85"><text:s text:c="12"/>fastPtr = fastPtr.next;</text:span></text:p>
      <text:p text:style-name="P1"><text:span text:style-name="T85"><text:s text:c="8"/>}</text:span></text:p>
      <text:p text:style-name="P1"><text:span text:style-name="T85"/></text:p>
      <text:p text:style-name="P1"><text:span text:style-name="T85"><text:s text:c="8"/></text:span></text:p>
      <text:p text:style-name="P1"><text:span text:style-name="T85"><text:s text:c="8"/>return slowPtr.data;</text:span></text:p>
      <text:p text:style-name="P1"><text:span text:style-name="T85"><text:s text:c="4"/>}</text:span></text:p>
      <text:p text:style-name="P1"><text:span text:style-name="T85"/></text:p>
      <text:p text:style-name="P1"><text:span text:style-name="T85"><text:s text:c="4"/>public static void main(String[] args) {</text:span></text:p>
      <text:p text:style-name="P1"><text:span text:style-name="T85"><text:s text:c="8"/>NthFromEndLinkedList list = new NthFromEndLinkedList();</text:span></text:p>
      <text:p text:style-name="P1"><text:span text:style-name="T85"><text:s text:c="8"/>list.head = new ListNode(1);</text:span></text:p>
      <text:p text:style-name="P1"><text:span text:style-name="T85"><text:s text:c="8"/>list.head.next = new ListNode(2);</text:span></text:p>
      <text:p text:style-name="P1"><text:span text:style-name="T85"><text:s text:c="8"/>list.head.next.next = new ListNode(3);</text:span></text:p>
      <text:p text:style-name="P1"><text:span text:style-name="T85"><text:s text:c="8"/>list.head.next.next.next = new ListNode(4);</text:span></text:p>
      <text:p text:style-name="P1"><text:span text:style-name="T85"><text:s text:c="8"/>list.head.next.next.next.next = new ListNode(5);</text:span></text:p>
      <text:p text:style-name="P1"><text:span text:style-name="T85"/></text:p>
      <text:p text:style-name="P1"><text:span text:style-name="T85"><text:s text:c="8"/>System.out.println("Original list:");</text:span></text:p>
      <text:p text:style-name="P1"><text:span text:style-name="T85"><text:s text:c="8"/>list.printList();</text:span></text:p>
      <text:p text:style-name="P1"><text:span text:style-name="T85"/></text:p>
      <text:p text:style-name="P1"><text:span text:style-name="T85"><text:s text:c="8"/>int n = 2; </text:span></text:p>
      <text:p text:style-name="P1"><text:span text:style-name="T85"><text:s text:c="8"/>int nthFromEnd = list.findNthFromEnd(n);</text:span></text:p>
      <text:p text:style-name="P1"><text:span text:style-name="T85"><text:s text:c="8"/>if (nthFromEnd != -1) {</text:span></text:p>
      <text:p text:style-name="P1"><text:span text:style-name="T85"><text:s text:c="12"/>System.out.println("The " + n + "nd element from the end is: " + nthFromEnd);</text:span></text:p>
      <text:p text:style-name="P1"><text:span text:style-name="T85"><text:s text:c="8"/>} else {</text:span></text:p>
      <text:p text:style-name="P1"><text:span text:style-name="T85"><text:s text:c="12"/>System.out.println("Invalid input or list length less than " + n);</text:span></text:p>
      <text:p text:style-name="P1"><text:span text:style-name="T85"><text:s text:c="8"/>}</text:span></text:p>
      <text:p text:style-name="P1"><text:span text:style-name="T85"><text:s text:c="4"/>}</text:span></text:p>
      <text:p text:style-name="P1"><text:span text:style-name="T85"/></text:p>
      <text:p text:style-name="P1"><text:span text:style-name="T85"><text:s text:c="4"/>public void printList() {</text:span></text:p>
      <text:p text:style-name="P1"><text:span text:style-name="T85"><text:s text:c="8"/>ListNode current = head;</text:span></text:p>
      <text:p text:style-name="P1"><text:span text:style-name="T85"><text:s text:c="8"/>while (current != null) {</text:span></text:p>
      <text:p text:style-name="P1"><text:span text:style-name="T85"><text:s text:c="12"/>System.out.print(current.data + " ");</text:span></text:p>
      <text:p text:style-name="P1"><text:span text:style-name="T85"><text:s text:c="12"/>current = current.next;</text:span></text:p>
      <text:p text:style-name="P1"><text:span text:style-name="T85"><text:s text:c="8"/>}</text:span></text:p>
      <text:p text:style-name="P1"><text:span text:style-name="T85"><text:s text:c="8"/>System.out.println();</text:span></text:p>
      <text:p text:style-name="P1"><text:span text:style-name="T85"><text:s text:c="4"/>}</text:span></text:p>
      <text:p text:style-name="P1"><text:span text:style-name="T85">}</text:span></text:p>
      <text:p text:style-name="P1"><text:span text:style-name="T85">OUTPUT:-</text:span></text:p>
      <text:p text:style-name="P1"><text:span text:style-name="T85">Original list:</text:span></text:p>
      <text:p text:style-name="P1"><text:span text:style-name="T85">1 2 3 4 5 </text:span></text:p>
      <text:p text:style-name="P1"><text:span text:style-name="T85">The 2nd element from the end is: 4</text:span><text:span text:style-name="T86"/></text:p>
      <text:p text:style-name="P1"><text:span text:style-name="T87">Q 9 . How to check if linked list is palindrome in java</text:span></text:p>
      <text:p text:style-name="P1"><text:span text:style-name="T88">class ListNode {</text:span></text:p>
      <text:p text:style-name="P1"><text:span text:style-name="T88"><text:s text:c="4"/>int data;</text:span></text:p>
      <text:p text:style-name="P1"><text:span text:style-name="T88"><text:s text:c="4"/>ListNode next;</text:span></text:p>
      <text:p text:style-name="P1"><text:span text:style-name="T88"/></text:p>
      <text:p text:style-name="P1"><text:span text:style-name="T88"><text:s text:c="4"/>public ListNode(int data) {</text:span></text:p>
      <text:p text:style-name="P1"><text:span text:style-name="T88"><text:s text:c="8"/>this.data = data;</text:span></text:p>
      <text:p text:style-name="P1"><text:span text:style-name="T88"><text:s text:c="8"/>this.next = null;</text:span></text:p>
      <text:p text:style-name="P1"><text:span text:style-name="T88"><text:s text:c="4"/>}</text:span></text:p>
      <text:p text:style-name="P1"><text:span text:style-name="T88">}</text:span></text:p>
      <text:p text:style-name="P1"><text:span text:style-name="T88"/></text:p>
      <text:p text:style-name="P1"><text:span text:style-name="T88">public class PalindromeLinkedList {</text:span></text:p>
      <text:p text:style-name="P1"><text:span text:style-name="T88"><text:s text:c="4"/>ListNode head;</text:span></text:p>
      <text:p text:style-name="P1"><text:span text:style-name="T88"/></text:p>
      <text:p text:style-name="P1"><text:span text:style-name="T88"><text:s text:c="4"/>public boolean isPalindrome() {</text:span></text:p>
      <text:p text:style-name="P1"><text:span text:style-name="T88"><text:s text:c="8"/>if (head == null || head.next == null) {</text:span></text:p>
      <text:p text:style-name="P1"><text:span text:style-name="T88"><text:s text:c="12"/>return true;</text:span></text:p>
      <text:p text:style-name="P1"><text:span text:style-name="T88"><text:s text:c="8"/>}</text:span></text:p>
      <text:p text:style-name="P1"><text:span text:style-name="T88"/></text:p>
      <text:p text:style-name="P1"><text:span text:style-name="T88"><text:s text:c="8"/>ListNode slowPtr = head;</text:span></text:p>
      <text:p text:style-name="P1"><text:span text:style-name="T88"><text:s text:c="8"/>ListNode fastPtr = head;</text:span></text:p>
      <text:p text:style-name="P1"><text:span text:style-name="T88"><text:s text:c="8"/>while (fastPtr != null &amp;&amp; fastPtr.next != null) {</text:span></text:p>
      <text:p text:style-name="P1"><text:span text:style-name="T88"><text:s text:c="12"/>slowPtr = slowPtr.next;</text:span></text:p>
      <text:p text:style-name="P1"><text:span text:style-name="T88"><text:s text:c="12"/>fastPtr = fastPtr.next.next;</text:span></text:p>
      <text:p text:style-name="P1"><text:span text:style-name="T88"><text:s text:c="8"/>}</text:span></text:p>
      <text:p text:style-name="P1"><text:span text:style-name="T88"/></text:p>
      <text:p text:style-name="P1"><text:span text:style-name="T88"><text:s text:c="8"/>ListNode reversedSecondHalf = reverseList(slowPtr);</text:span></text:p>
      <text:p text:style-name="P1"><text:span text:style-name="T88"><text:s text:c="8"/>ListNode firstHalf = head;</text:span></text:p>
      <text:p text:style-name="P1"><text:span text:style-name="T88"><text:s text:c="8"/>ListNode secondHalf = reversedSecondHalf;</text:span></text:p>
      <text:p text:style-name="P1"><text:span text:style-name="T88"/></text:p>
      <text:p text:style-name="P1"><text:span text:style-name="T88"><text:s text:c="8"/>while (secondHalf != null) {</text:span></text:p>
      <text:p text:style-name="P1"><text:span text:style-name="T88"><text:s text:c="12"/>if (firstHalf.data != secondHalf.data) {</text:span></text:p>
      <text:p text:style-name="P1"><text:span text:style-name="T88"><text:s text:c="16"/>return false;</text:span></text:p>
      <text:p text:style-name="P1"><text:span text:style-name="T88"><text:s text:c="12"/>}</text:span></text:p>
      <text:p text:style-name="P1"><text:span text:style-name="T88"><text:s text:c="12"/>firstHalf = firstHalf.next;</text:span></text:p>
      <text:p text:style-name="P1"><text:span text:style-name="T88"><text:s text:c="12"/>secondHalf = secondHalf.next;</text:span></text:p>
      <text:p text:style-name="P1"><text:span text:style-name="T88"><text:s text:c="8"/>}</text:span></text:p>
      <text:p text:style-name="P1"><text:span text:style-name="T88"/></text:p>
      <text:p text:style-name="P1"><text:span text:style-name="T88"><text:s text:c="8"/>return true;</text:span></text:p>
      <text:p text:style-name="P1"><text:span text:style-name="T88"><text:s text:c="4"/>}</text:span></text:p>
      <text:p text:style-name="P1"><text:span text:style-name="T88"/></text:p>
      <text:p text:style-name="P1"><text:span text:style-name="T88"><text:s text:c="4"/>private ListNode reverseList(ListNode head) {</text:span></text:p>
      <text:p text:style-name="P1"><text:span text:style-name="T88"><text:s text:c="8"/>ListNode prev = null;</text:span></text:p>
      <text:p text:style-name="P1"><text:span text:style-name="T88"><text:s text:c="8"/>ListNode current = head;</text:span></text:p>
      <text:p text:style-name="P1"><text:span text:style-name="T88"><text:s text:c="8"/>while (current != null) {</text:span></text:p>
      <text:p text:style-name="P1"><text:span text:style-name="T88"><text:s text:c="12"/>ListNode next = current.next;</text:span></text:p>
      <text:p text:style-name="P1"><text:span text:style-name="T88"><text:s text:c="12"/>current.next = prev;</text:span></text:p>
      <text:p text:style-name="P1"><text:span text:style-name="T88"><text:s text:c="12"/>prev = current;</text:span></text:p>
      <text:p text:style-name="P1"><text:span text:style-name="T88"><text:s text:c="12"/>current = next;</text:span></text:p>
      <text:p text:style-name="P1"><text:span text:style-name="T88"><text:s text:c="8"/>}</text:span></text:p>
      <text:p text:style-name="P1"><text:span text:style-name="T88"><text:s text:c="8"/>return prev;</text:span></text:p>
      <text:p text:style-name="P1"><text:span text:style-name="T88"><text:s text:c="4"/>}</text:span></text:p>
      <text:p text:style-name="P1"><text:span text:style-name="T88"/></text:p>
      <text:p text:style-name="P1"><text:span text:style-name="T88"><text:s text:c="4"/>public static void main(String[] args) {</text:span></text:p>
      <text:p text:style-name="P1"><text:span text:style-name="T88"><text:s text:c="8"/>PalindromeLinkedList list = new PalindromeLinkedList();</text:span></text:p>
      <text:p text:style-name="P1"><text:span text:style-name="T88"><text:s text:c="8"/>list.head = new ListNode(1);</text:span></text:p>
      <text:p text:style-name="P1"><text:span text:style-name="T88"><text:s text:c="8"/>list.head.next = new ListNode(2);</text:span></text:p>
      <text:p text:style-name="P1"><text:span text:style-name="T88"><text:s text:c="8"/>list.head.next.next = new ListNode(2);</text:span></text:p>
      <text:p text:style-name="P1"><text:span text:style-name="T88"><text:s text:c="8"/>list.head.next.next.next = new ListNode(1);</text:span></text:p>
      <text:p text:style-name="P1"><text:span text:style-name="T88"/></text:p>
      <text:p text:style-name="P1"><text:span text:style-name="T88"><text:s text:c="8"/>System.out.println("Is the linked list a palindrome? " + list.isPalindrome());</text:span></text:p>
      <text:p text:style-name="P1"><text:span text:style-name="T88"><text:s text:c="4"/>}</text:span></text:p>
      <text:p text:style-name="P1"><text:span text:style-name="T88">}</text:span></text:p>
      <text:p text:style-name="P1"><text:span text:style-name="T88"/></text:p>
      <text:p text:style-name="P1"><text:span text:style-name="T88">OUTPUT:-</text:span></text:p>
      <text:p text:style-name="P1"><text:span text:style-name="T88">Is the linked list a palindrome? true</text:span><text:span text:style-name="T89"/></text:p>
      <text:p text:style-name="P1"><text:span text:style-name="T90">Q 10<text:s text:c="2"/>Add two numbers represented by linked list in java</text:span></text:p>
      <text:p text:style-name="P1"><text:span text:style-name="T91">class ListNode {</text:span></text:p>
      <text:p text:style-name="P1"><text:span text:style-name="T91"><text:s text:c="4"/>int val;</text:span></text:p>
      <text:p text:style-name="P1"><text:span text:style-name="T91"><text:s text:c="4"/>ListNode next;</text:span></text:p>
      <text:p text:style-name="P1"><text:span text:style-name="T92"/></text:p>
      <text:p text:style-name="P1"><text:span text:style-name="T93"><text:s text:c="4"/>public ListNode(int val) {</text:span></text:p>
      <text:p text:style-name="P1"><text:span text:style-name="T93"><text:s text:c="8"/>this.val = val;</text:span></text:p>
      <text:p text:style-name="P1"><text:span text:style-name="T93"><text:s text:c="8"/>this.next = null;</text:span></text:p>
      <text:p text:style-name="P1"><text:span text:style-name="T93"><text:s text:c="4"/>}</text:span></text:p>
      <text:p text:style-name="P1"><text:span text:style-name="T93">}</text:span></text:p>
      <text:p text:style-name="P1"><text:span text:style-name="T94"/></text:p>
      <text:p text:style-name="P1"><text:span text:style-name="T95">public class AddTwoNumbersLinkedList {</text:span></text:p>
      <text:p text:style-name="P1"><text:span text:style-name="T95"><text:s text:c="4"/>public ListNode addTwoNumbers(ListNode l1, ListNode l2) {</text:span></text:p>
      <text:p text:style-name="P1"><text:span text:style-name="T95"><text:s text:c="8"/>ListNode dummyHead = new ListNode(0);</text:span></text:p>
      <text:p text:style-name="P1"><text:span text:style-name="T95"><text:s text:c="8"/>ListNode current = dummyHead;</text:span></text:p>
      <text:p text:style-name="P1"><text:span text:style-name="T95"><text:s text:c="8"/>int carry = 0;</text:span></text:p>
      <text:p text:style-name="P1"><text:span text:style-name="T96"/></text:p>
      <text:p text:style-name="P1"><text:span text:style-name="T97"><text:s text:c="8"/>while (l1 != null || l2 != null) {</text:span></text:p>
      <text:p text:style-name="P1"><text:span text:style-name="T97"><text:s text:c="12"/>int x = (l1 != null) ? l1.val : 0;</text:span></text:p>
      <text:p text:style-name="P1"><text:span text:style-name="T97"><text:s text:c="12"/>int y = (l2 != null) ? l2.val : 0;</text:span></text:p>
      <text:p text:style-name="P1"><text:span text:style-name="T98"/></text:p>
      <text:p text:style-name="P1"><text:span text:style-name="T99"><text:s text:c="12"/>int sum = x + y + carry;</text:span></text:p>
      <text:p text:style-name="P1"><text:span text:style-name="T99"><text:s text:c="12"/>carry = sum / 10;</text:span></text:p>
      <text:p text:style-name="P1"><text:span text:style-name="T100"/></text:p>
      <text:p text:style-name="P1"><text:span text:style-name="T101"><text:s text:c="12"/>current.next = new ListNode(sum % 10);</text:span></text:p>
      <text:p text:style-name="P1"><text:span text:style-name="T101"><text:s text:c="12"/>current = current.next;</text:span></text:p>
      <text:p text:style-name="P1"><text:span text:style-name="T102"/></text:p>
      <text:p text:style-name="P1"><text:span text:style-name="T103"><text:s text:c="12"/>if (l1 != null) {</text:span></text:p>
      <text:p text:style-name="P1"><text:span text:style-name="T103"><text:s text:c="16"/>l1 = l1.next;</text:span></text:p>
      <text:p text:style-name="P1"><text:span text:style-name="T103"><text:s text:c="12"/>}</text:span></text:p>
      <text:p text:style-name="P1"><text:span text:style-name="T103"><text:s text:c="12"/>if (l2 != null) {</text:span></text:p>
      <text:p text:style-name="P1"><text:span text:style-name="T103"><text:s text:c="16"/>l2 = l2.next;</text:span></text:p>
      <text:p text:style-name="P1"><text:span text:style-name="T103"><text:s text:c="12"/>}</text:span></text:p>
      <text:p text:style-name="P1"><text:span text:style-name="T103"><text:s text:c="8"/>}</text:span></text:p>
      <text:p text:style-name="P1"><text:span text:style-name="T104"/></text:p>
      <text:p text:style-name="P1"><text:span text:style-name="T105"><text:s text:c="8"/>if (carry &gt; 0) {</text:span></text:p>
      <text:p text:style-name="P1"><text:span text:style-name="T105"><text:s text:c="12"/>current.next = new ListNode(carry);</text:span></text:p>
      <text:p text:style-name="P1"><text:span text:style-name="T105"><text:s text:c="8"/>}</text:span></text:p>
      <text:p text:style-name="P1"><text:span text:style-name="T106"/></text:p>
      <text:p text:style-name="P1"><text:span text:style-name="T107"><text:s text:c="8"/>return dummyHead.next;</text:span></text:p>
      <text:p text:style-name="P1"><text:span text:style-name="T107"><text:s text:c="4"/>}</text:span></text:p>
      <text:p text:style-name="P1"><text:span text:style-name="T107"><text:s text:c="4"/>public void printList(ListNode head) {</text:span></text:p>
      <text:p text:style-name="P1"><text:span text:style-name="T107"><text:s text:c="8"/>ListNode current = head;</text:span></text:p>
      <text:p text:style-name="P1"><text:span text:style-name="T107"><text:s text:c="8"/>while (current != null) {</text:span></text:p>
      <text:p text:style-name="P1"><text:span text:style-name="T107"><text:s text:c="12"/>System.out.print(current.val + " ");</text:span></text:p>
      <text:p text:style-name="P1"><text:span text:style-name="T107"><text:s text:c="12"/>current = current.next;</text:span></text:p>
      <text:p text:style-name="P1"><text:span text:style-name="T107"><text:s text:c="8"/>}</text:span></text:p>
      <text:p text:style-name="P1"><text:span text:style-name="T107"><text:s text:c="8"/>System.out.println();</text:span></text:p>
      <text:p text:style-name="P1"><text:span text:style-name="T107"><text:s text:c="4"/>}</text:span></text:p>
      <text:p text:style-name="P1"><text:span text:style-name="T108"/></text:p>
      <text:p text:style-name="P1"><text:span text:style-name="T109"><text:s text:c="4"/>public static void main(String[] args) {</text:span></text:p>
      <text:p text:style-name="P1"><text:span text:style-name="T109"><text:s text:c="8"/>AddTwoNumbersLinkedList solution = new AddTwoNumbersLinkedList();</text:span></text:p>
      <text:p text:style-name="P1"><text:span text:style-name="T109"><text:s text:c="8"/>ListNode l1 = new ListNode(2);</text:span></text:p>
      <text:p text:style-name="P1"><text:span text:style-name="T109"><text:s text:c="8"/>l1.next = new ListNode(4);</text:span></text:p>
      <text:p text:style-name="P1"><text:span text:style-name="T109"><text:s text:c="8"/>l1.next.next = new ListNode(3);</text:span></text:p>
      <text:p text:style-name="P1"><text:span text:style-name="T110"/></text:p>
      <text:p text:style-name="P1"><text:span text:style-name="T111"><text:s text:c="8"/>ListNode l2 = new ListNode(5);</text:span></text:p>
      <text:p text:style-name="P1"><text:span text:style-name="T111"><text:s text:c="8"/>l2.next = new ListNode(6);</text:span></text:p>
      <text:p text:style-name="P1"><text:span text:style-name="T111"><text:s text:c="8"/>l2.next.next = new ListNode(4);</text:span></text:p>
      <text:p text:style-name="P1"><text:span text:style-name="T111"><text:s text:c="7"/>System.out.println("List 1:");</text:span></text:p>
      <text:p text:style-name="P1"><text:span text:style-name="T111"><text:s text:c="8"/>solution.printList(l1);</text:span></text:p>
      <text:p text:style-name="P1"><text:span text:style-name="T111"><text:s text:c="8"/>System.out.println("List 2:");</text:span></text:p>
      <text:p text:style-name="P1"><text:span text:style-name="T111"><text:s text:c="8"/>solution.printList(l2);</text:span></text:p>
      <text:p text:style-name="P1"><text:span text:style-name="T111"><text:s text:c="4"/>ListNode sum = solution.addTwoNumbers(l1, l2);</text:span></text:p>
      <text:p text:style-name="P1"><text:span text:style-name="T111"><text:s text:c="8"/>System.out.println("Sum list:");</text:span></text:p>
      <text:p text:style-name="P1"><text:span text:style-name="T111"><text:s text:c="8"/>solution.printList(sum);</text:span></text:p>
      <text:p text:style-name="P1"><text:span text:style-name="T111"><text:s text:c="4"/>}</text:span></text:p>
      <text:p text:style-name="P1"><text:span text:style-name="T111">}</text:span></text:p>
      <text:p text:style-name="P1"><text:span text:style-name="T111"/></text:p>
      <text:p text:style-name="P1"><text:span text:style-name="T111">OUTPUT:-</text:span></text:p>
      <text:p text:style-name="P1"><text:span text:style-name="T111">List 1:</text:span></text:p>
      <text:p text:style-name="P1"><text:span text:style-name="T111">2 4 3 </text:span></text:p>
      <text:p text:style-name="P1"><text:span text:style-name="T111">List 2:</text:span></text:p>
      <text:p text:style-name="P1"><text:span text:style-name="T111">5 6 4 </text:span></text:p>
      <text:p text:style-name="P1"><text:span text:style-name="T111">Sum list:</text:span></text:p>
      <text:p text:style-name="P1"><text:span text:style-name="T111">7 0 8 </text:span></text:p>
      <text:p text:style-name="P1"><text:span text:style-name="T1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